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45cm" fo:margin-right="0cm" fo:text-indent="0cm" style:auto-text-indent="false"/>
    </style:style>
    <style:style style:name="P3" style:family="paragraph" style:parent-style-name="Standard">
      <style:paragraph-properties fo:margin-left="2.491cm" fo:margin-right="0cm" fo:text-indent="0cm" style:auto-text-indent="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floop-optimize</text:span> </text:p>
      <text:p text:style-name="P2">Perform loop optimizations: move constant expressions out of loops, simplify exit test conditions and optionally do strength-reduction as well. </text:p>
      <text:p text:style-name="Standard"/>
      <text:p text:style-name="P2">Enabled at levels -O, -O2, -O3, -Os.</text:p>
      <text:p text:style-name="Standard"/>
      <text:p text:style-name="Standard"/>
      <text:p text:style-name="Standard"><text:span text:style-name="T1">-floop-optimize2</text:span> </text:p>
      <text:p text:style-name="P2">Perform loop optimizations using the new loop optimizer. The optimizations (loop unrolling, peeling and unswitching, loop invariant motion) are enabled by separate flags.</text:p>
      <text:p text:style-name="Standard"/>
      <text:p text:style-name="Standard"/>
      <text:p text:style-name="Standard"><text:span text:style-name="T1">-funsafe-loop-optimizations</text:span> </text:p>
      <text:p text:style-name="P2">If given, the loop optimizer will assume that loop indices do not overflow, and that the loops with nontrivial exit condition are not infinite. This enables a wider range of loop optimizations even if the loop optimizer itself cannot prove that these assumptions are valid. Using -Wunsafe-loop-optimizations, the compiler will warn you if it finds this kind of loop.</text:p>
      <text:p text:style-name="Standard"/>
      <text:p text:style-name="Standard"/>
      <text:p text:style-name="Standard"><text:span text:style-name="T1">-ftree-loop-ivcanon</text:span> </text:p>
      <text:p text:style-name="P2">Create a canonical counter for number of iterations in the loop for that determining number of iterations requires complicated analysis. Later optimizations then may determine the number easily. Useful especially in connection with unrolling.</text:p>
      <text:p text:style-name="P2"/>
      <text:p text:style-name="Standard"/>
      <text:p text:style-name="Standard"><text:span text:style-name="T1">-funroll-loops</text:span> </text:p>
      <text:p text:style-name="P2">Unroll loops whose number of iterations can be determined at compile time or upon entry to the loop. -funroll-loops implies both -fstrength-reduce and -frerun-cse-after-loop. This option makes code larger, and may or may not make it run faster.</text:p>
      <text:p text:style-name="P2"/>
      <text:p text:style-name="P2"/>
      <text:p text:style-name="Standard"><text:span text:style-name="T1">-funroll-all-loops</text:span> </text:p>
      <text:p text:style-name="P2">Unroll all loops, even if their number of iterations is uncertain when the loop is entered. This usually makes programs run more slowly. -funroll-all-loops implies the same options as -funroll-loops,</text:p>
      <text:p text:style-name="P2"/>
      <text:p text:style-name="P2"/>
      <text:p text:style-name="Standard"><text:span text:style-name="T1">-fsplit-ivs-in-unroller</text:span> </text:p>
      <text:p text:style-name="P2">Enables expressing of values of induction variables in later iterations of the unrolled loop using the value in the first iteration. This breaks long dependency chains, thus improving efficiency of the scheduling passes. </text:p>
      <text:p text:style-name="P2"/>
      <text:p text:style-name="P2">Combination of -fweb and CSE is often sufficient to obtain the same effect. However in cases the loop body is more complicated than a single basic block, this is not reliable. It also does not work at all on some of the architectures due to restrictions in the CSE pass.</text:p>
      <text:p text:style-name="P2"/>
      <text:p text:style-name="P2">This optimization is enabled by default.</text:p>
      <text:p text:style-name="P2"/>
      <text:p text:style-name="P2"/>
      <text:p text:style-name="Standard"><text:span text:style-name="T1">-fvariable-expansion-in-unroller</text:span> </text:p>
      <text:p text:style-name="P2">With this option, the compiler will create multiple copies of some local variables when unrolling a loop which can result in superior code.</text:p>
      <text:p text:style-name="Standard"><text:soft-page-break/></text:p>
      <text:p text:style-name="Standard"/>
      <text:p text:style-name="Standard"><text:span text:style-name="T1">--param name=value</text:span> </text:p>
      <text:p text:style-name="P2">In some places, GCC uses various constants to control the amount of optimization that is done. For example, GCC will not inline functions that contain more that a certain number of instructions. You can control some of these constants on the command-line using the --param option. </text:p>
      <text:p text:style-name="P2"/>
      <text:p text:style-name="P2">The names of specific parameters, and the meaning of the values, are tied to the internals of the compiler, and are subject to change without notice in future releases.</text:p>
      <text:p text:style-name="P2"/>
      <text:p text:style-name="P2">In each case, the value is an integer. The allowable choices for name are given in the following table:</text:p>
      <text:p text:style-name="P2"><text:s/></text:p>
      <text:p text:style-name="P2"><text:span text:style-name="T1">max-unrolled-insns</text:span> </text:p>
      <text:p text:style-name="P3">The maximum number of instructions that a loop should have if that loop is unrolled, and if the loop is unrolled, it determines how many times the loop code is unrolled.</text:p>
      <text:p text:style-name="P2"><text:span text:style-name="T1">max-average-unrolled-insns</text:span> </text:p>
      <text:p text:style-name="P3">The maximum number of instructions biased by probabilities of their execution that a loop should have if that loop is unrolled, and if the loop is unrolled, it determines how many times the loop code is unrolled.</text:p>
      <text:p text:style-name="P2"><text:span text:style-name="T1">max-unroll-times</text:span> </text:p>
      <text:p text:style-name="P3">The maximum number of unrollings of a single loop.</text:p>
      <text:p text:style-name="Standard"><text:s/></text:p>
      <text:p text:style-name="Standard"/>
      <text:p text:style-name="Standard"><text:span text:style-name="T1">-madjust-unroll</text:span> </text:p>
      <text:p text:style-name="Standard">Throttle unrolling to avoid thrashing target registers. This option only has an effect if the gcc code base supports the TARGET_ADJUST_UNROLL_MAX target hook.</text:p>
      <text:p text:style-name="Standard"><text:s/></text:p>
      <text:p text:style-name="Standard"/>
      <text:p text:style-name="Standard"><text:span text:style-name="T1">-Wunsafe-loop-optimizations</text:span> </text:p>
      <text:p text:style-name="P2">Warn if the loop cannot be optimized because the compiler could not assume anything on the bounds of the loop indices. With -funsafe-loop-optimizations warn if the compiler made such assumptions.</text:p>
      <text:p text:style-name="P2"/>
      <text:p text:style-name="P2"/>
      <text:p text:style-name="Standard"><text:span text:style-name="T1">-fstrength-reduce</text:span> </text:p>
      <text:p text:style-name="P2">Perform the optimizations of loop strength reduction and elimination of iteration variables.</text:p>
      <text:p text:style-name="P2"><text:s/></text:p>
      <text:p text:style-name="P2">Enabled at levels -O2, -O3, -Os.</text:p>
      <text:p text:style-name="P2"><text:s/></text:p>
      <text:p text:style-name="Standard"><text:s/></text:p>
      <text:p text:style-name="Standard"><text:span text:style-name="T1">-frerun-cse-after-loop</text:span> </text:p>
      <text:p text:style-name="P2">Re-run common subexpression elimination after loop optimizations has been performed. </text:p>
      <text:p text:style-name="P2"/>
      <text:p text:style-name="P2">Enabled at levels -O2, -O3, -Os.</text:p>
      <text:p text:style-name="P2"/>
      <text:p text:style-name="Standard"><text:span text:style-name="T1">-frerun-loop-opt</text:span> </text:p>
      <text:p text:style-name="P2">Run the loop optimizer twice. </text:p>
      <text:p text:style-name="P2"/>
      <text:p text:style-name="P2">Enabled at levels -O2, -O3, -Os.</text:p>
      <text:p text:style-name="P2"/>
      <text:p text:style-name="P2"><text:soft-page-break/><text:s/></text:p>
      <text:p text:style-name="Standard"><text:span text:style-name="T1">-fgcse-lm</text:span> </text:p>
      <text:p text:style-name="P2">When -fgcse-lm is enabled, global common subexpression elimination will attempt to move loads which are only killed by stores into themselves. This allows a loop containing a load/store sequence to be changed to a load outside the loop, and a copy/store within the loop. </text:p>
      <text:p text:style-name="Standard"/>
      <text:p text:style-name="P2">Enabled by default when gcse is enabled.</text:p>
      <text:p text:style-name="P2"/>
      <text:p text:style-name="P2"/>
      <text:p text:style-name="Standard"><text:span text:style-name="T1">-fgcse-sm</text:span> </text:p>
      <text:p text:style-name="P2">When -fgcse-sm is enabled, a store motion pass is run after global common subexpression elimination. This pass will attempt to move stores out of loops. When used in conjunction with -fgcse-lm, loops containing a load/store sequence can be changed to a load before the loop and a store after the loop. </text:p>
      <text:p text:style-name="Standard"/>
      <text:p text:style-name="P2">Not enabled at any optimization level.</text:p>
      <text:p text:style-name="P2"/>
      <text:p text:style-name="Standard"/>
      <text:p text:style-name="Standard"><text:span text:style-name="T1">-ftree-ch</text:span> </text:p>
      <text:p text:style-name="P2">Perform loop header copying on trees. This is beneficial since it increases effectiveness of code motion optimizations. It also saves one jump. This flag is enabled by default at -O and higher. It is not enabled for -Os, since it usually increases code size.</text:p>
      <text:p text:style-name="P2"/>
      <text:p text:style-name="P2"/>
      <text:p text:style-name="Standard"><text:span text:style-name="T1">-ftree-loop-optimize</text:span> </text:p>
      <text:p text:style-name="P2">Perform loop optimizations on trees. This flag is enabled by default at -O and higher.</text:p>
      <text:p text:style-name="P2"/>
      <text:p text:style-name="P2"/>
      <text:p text:style-name="Standard"><text:span text:style-name="T1">-ftree-loop-linear</text:span> </text:p>
      <text:p text:style-name="P2">Perform linear loop transformations on tree. This flag can improve cache performance and allow further loop optimizations to take place.</text:p>
      <text:p text:style-name="P2"/>
      <text:p text:style-name="P2"/>
      <text:p text:style-name="Standard"><text:span text:style-name="T1">-ftree-loop-im</text:span> </text:p>
      <text:p text:style-name="P2">Perform loop invariant motion on trees. This pass moves only invariants that would be hard to handle at RTL level (function calls, operations that expand to nontrivial sequences of insns). With -funswitch-loops it also moves operands of conditions that are invariant out of the loop, so that we can use just trivial invariantness analysis in loop unswitching. The pass also includes store motion.</text:p>
      <text:p text:style-name="P2"/>
      <text:p text:style-name="P2"/>
      <text:p text:style-name="Standard"><text:span text:style-name="T1">-ftree-loop-ivcanon</text:span> </text:p>
      <text:p text:style-name="P2">Create a canonical counter for number of iterations in the loop for that determining number of iterations requires complicated analysis. Later optimizations then may determine the number easily. Useful especially in connection with unrolling.</text:p>
      <text:p text:style-name="P2"/>
      <text:p text:style-name="Standard"><text:s/></text:p>
      <text:p text:style-name="Standard"><text:span text:style-name="T1">-ftree-vectorize</text:span> </text:p>
      <text:p text:style-name="P2">Perform loop vectorization on trees.</text:p>
      <text:p text:style-name="P2"/>
      <text:p text:style-name="P2"/>
      <text:p text:style-name="Standard"><text:soft-page-break/><text:span text:style-name="T1">-ftree-vect-loop-version</text:span> </text:p>
      <text:p text:style-name="P2">Perform loop versioning when doing loop vectorization on trees. When a loop appears to be vectorizable except that data alignment or data dependence cannot be determined at compile time then vectorized and non-vectorized versions of the loop are generated along with runtime checks for alignment or dependence to control which version is executed. This option is enabled by default except at level -Os where it is disabled.</text:p>
      <text:p text:style-name="Standard"/>
      <text:p text:style-name="Standard"/>
      <text:p text:style-name="Standard"><text:span text:style-name="T1">-fsplit-ivs-in-unroller</text:span> </text:p>
      <text:p text:style-name="P2">Enables expressing of values of induction variables in later iterations of the unrolled loop using the value in the first iteration. This breaks long dependency chains, thus improving efficiency of the scheduling passes. </text:p>
      <text:p text:style-name="Standard"/>
      <text:p text:style-name="P2">Combination of -fweb and CSE is often sufficient to obtain the same effect. However in cases the loop body is more complicated than a single basic block, this is not reliable. It also does not work at all on some of the architectures due to restrictions in the CSE pass.</text:p>
      <text:p text:style-name="Standard"/>
      <text:p text:style-name="P2">This optimization is enabled by default.</text:p>
      <text:p text:style-name="P2"/>
      <text:p text:style-name="P2"/>
      <text:p text:style-name="Standard"><text:span text:style-name="T1">-fvariable-expansion-in-unroller</text:span> </text:p>
      <text:p text:style-name="Standard">With this option, the compiler will create multiple copies of some local variables when unrolling a loop which can result in superior code.</text:p>
      <text:p text:style-name="Standard"/>
      <text:p text:style-name="Standard"/>
      <text:p text:style-name="Standard"><text:span text:style-name="T1">-fprefetch-loop-arrays</text:span> </text:p>
      <text:p text:style-name="Standard">If supported by the target machine, generate instructions to prefetch memory to improve the performance of loops that access large arrays. </text:p>
      <text:p text:style-name="Standard"/>
      <text:p text:style-name="Standard">These options may generate better or worse code; results are highly dependent on the structure of loops within the source code.</text:p>
      <text:p text:style-name="Standard"/>
      <text:p text:style-name="Standard"><text:s/></text:p>
      <text:p text:style-name="P1">-falign-loops </text:p>
      <text:p text:style-name="P1">-falign-loops=n </text:p>
      <text:p text:style-name="P2">Align loops to a power-of-two boundary, skipping up to n bytes like -falign-functions. The hope is that the loop will be executed many times, which will make up for any execution of the dummy operations. </text:p>
      <text:p text:style-name="P2"/>
      <text:p text:style-name="P2">-fno-align-loops and -falign-loops=1 are equivalent and mean that loops will not be aligned.</text:p>
      <text:p text:style-name="P2"/>
      <text:p text:style-name="P2">If n is not specified or is zero, use a machine-dependent default.</text:p>
      <text:p text:style-name="P2"/>
      <text:p text:style-name="P2">Enabled at levels -O2, -O3.</text:p>
      <text:p text:style-name="P2"/>
      <text:p text:style-name="Standard"><text:s/></text:p>
      <text:p text:style-name="Standard"><text:span text:style-name="T1">-funroll-loops</text:span> </text:p>
      <text:p text:style-name="P2">Unroll loops whose number of iterations can be determined at compile time or upon entry to the loop. -funroll-loops implies -frerun-cse-after-loop, -fweb and -frename-registers. It also turns on complete loop peeling (i.e. complete removal of loops with small constant number of iterations). This option makes code larger, and may or may not make it run faster. </text:p>
      <text:p text:style-name="P2"/>
      <text:p text:style-name="P2"><text:soft-page-break/>Enabled with -fprofile-use.</text:p>
      <text:p text:style-name="P2"/>
      <text:p text:style-name="P2"/>
      <text:p text:style-name="Standard"><text:span text:style-name="T1">-funroll-all-loops</text:span> </text:p>
      <text:p text:style-name="P2">Unroll all loops, even if their number of iterations is uncertain when the loop is entered. This usually makes programs run more slowly. -funroll-all-loops implies the same options as -funroll-loops.</text:p>
      <text:p text:style-name="Standard"/>
      <text:p text:style-name="Standard"/>
      <text:p text:style-name="Standard"><text:span text:style-name="T1">-fpeel-loops</text:span> </text:p>
      <text:p text:style-name="P2">Peels the loops for that there is enough information that they do not roll much (from profile feedback). It also turns on complete loop peeling (i.e. complete removal of loops with small constant number of iterations). </text:p>
      <text:p text:style-name="P2"/>
      <text:p text:style-name="P2">Enabled with -fprofile-use.</text:p>
      <text:p text:style-name="P2"/>
      <text:p text:style-name="P2"/>
      <text:p text:style-name="Standard"><text:span text:style-name="T1">-fmove-loop-invariants</text:span> </text:p>
      <text:p text:style-name="Standard">Enables the loop invariant motion pass in the new loop optimizer. Enabled at level -O1 </text:p>
      <text:p text:style-name="Standard"/>
      <text:p text:style-name="Standard"/>
      <text:p text:style-name="Standard"><text:span text:style-name="T1">-funswitch-loops</text:span> </text:p>
      <text:p text:style-name="P2">Move branches with loop invariant conditions out of the loop, with duplicates of the loop on both branches (modified according to result of the condition).</text:p>
      <text:p text:style-name="Standard"/>
      <text:p text:style-name="Standard"/>
      <text:p text:style-name="Standard"><text:span text:style-name="T1">-fprefetch-loop-arrays</text:span> </text:p>
      <text:p text:style-name="P2">If supported by the target machine, generate instructions to prefetch memory to improve the performance of loops that access large arrays. </text:p>
      <text:p text:style-name="Standard"/>
      <text:p text:style-name="P2">Disabled at level -Os.</text:p>
      <text:p text:style-name="Standard"/>
      <text:p text:style-name="Standard"/>
      <text:p text:style-name="Standard"><text:s/></text:p>
      <text:p text:style-name="P1">-malign-loops </text:p>
      <text:p text:style-name="Standard">Align all loops to a 32-byte boundary.</text:p>
      <text:p text:style-name="Standard"/>
      <text:p text:style-name="Standard"/>
      <text:p text:style-name="P1">-mno-align-loops </text:p>
      <text:p text:style-name="Standard">Do not enforce a 32-byte alignment for loops. This is the defaul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7M26S</meta:editing-duration>
    <meta:editing-cycles>4</meta:editing-cycles>
    <meta:generator>LibreOffice/3.3$Win32 LibreOffice_project/330m19$Build-6</meta:generator>
    <dc:date>2011-03-22T11:41:49.79</dc:date>
    <dc:creator>Óscar Domínguez Corbalán</dc:creator>
    <meta:document-statistic meta:table-count="0" meta:image-count="0" meta:object-count="0" meta:page-count="5" meta:paragraph-count="107" meta:word-count="1420" meta:character-count="9369"/>
    <meta:user-defined meta:name="Info 1"/>
    <meta:user-defined meta:name="Info 2"/>
    <meta:user-defined meta:name="Info 3"/>
    <meta:user-defined meta:name="Info 4"/>
  </office:meta>
</office:document-meta>
</file>